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911cm"/>
    </style:style>
    <style:style style:name="co2" style:family="table-column">
      <style:table-column-properties fo:break-before="auto" style:column-width="3.13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checksum</text:p>
          </table:table-cell>
          <table:table-cell office:value-type="string">
            <text:p>match/no match</text:p>
          </table:table-cell>
        </table:table-row>
        <table:table-row table:style-name="ro1">
          <table:table-cell office:value-type="string">
            <text:p>non special follows esc</text:p>
          </table:table-cell>
          <table:table-cell office:value-type="string">
            <text:p>escaping incorrect, 0xBB must be followed by 0x55 0x44 or 0x33</text:p>
          </table:table-cell>
        </table:table-row>
        <table:table-row table:style-name="ro1">
          <table:table-cell office:value-type="string">
            <text:p>Actual length wrong for payload</text:p>
          </table:table-cell>
          <table:table-cell office:value-type="string">
            <text:p>field vs payload, payload vs packet type, packet type vs field</text:p>
          </table:table-cell>
        </table:table-row>
        <table:table-row table:style-name="ro1">
          <table:table-cell office:value-type="string">
            <text:p>start follows start byte</text:p>
          </table:table-cell>
          <table:table-cell/>
        </table:table-row>
        <table:table-row table:style-name="ro1">
          <table:table-cell office:value-type="string">
            <text:p>ack returned</text:p>
          </table:table-cell>
          <table:table-cell office:value-type="string">
            <text:p>is present and matches</text:p>
          </table:table-cell>
        </table:table-row>
        <table:table-row table:style-name="ro1">
          <table:table-cell office:value-type="string">
            <text:p>source addr = 0</text:p>
          </table:table-cell>
          <table:table-cell office:value-type="string">
            <text:p>should never be the case</text:p>
          </table:table-cell>
        </table:table-row>
        <table:table-row table:style-name="ro1">
          <table:table-cell office:value-type="string">
            <text:p>replies to correct address</text:p>
          </table:table-cell>
          <table:table-cell office:value-type="string">
            <text:p>if addr used, reply should match</text:p>
          </table:table-cell>
        </table:table-row>
        <table:table-row table:style-name="ro1">
          <table:table-cell office:value-type="string">
            <text:p>replies from correct address</text:p>
          </table:table-cell>
          <table:table-cell office:value-type="string">
            <text:p>matches config on device</text:p>
          </table:table-cell>
        </table:table-row>
        <table:table-row table:style-name="ro1">
          <table:table-cell office:value-type="string">
            <text:p>replies to broadcast</text:p>
          </table:table-cell>
          <table:table-cell office:value-type="string">
            <text:p>replies to non addressed packets and broadcast packets (similar, but different)</text:p>
          </table:table-cell>
        </table:table-row>
        <table:table-row table:style-name="ro1">
          <table:table-cell office:value-type="string">
            <text:p>no addresses</text:p>
          </table:table-cell>
          <table:table-cell/>
        </table:table-row>
        <table:table-row table:style-name="ro1">
          <table:table-cell office:value-type="string">
            <text:p>parity errors (simulate with 9 data bits if you can control the serial line well enough)</text:p>
          </table:table-cell>
          <table:table-cell/>
        </table:table-row>
        <table:table-row table:style-name="ro1">
          <table:table-cell office:value-type="string">
            <text:p>packet over max size</text:p>
          </table:table-cell>
          <table:table-cell/>
        </table:table-row>
        <table:table-row table:style-name="ro1">
          <table:table-cell office:value-type="string">
            <text:p>flood test</text:p>
          </table:table-cell>
          <table:table-cell/>
        </table:table-row>
        <table:table-row table:style-name="ro1">
          <table:table-cell office:value-type="string">
            <text:p>send odd payload id</text:p>
          </table:table-cell>
          <table:table-cell/>
        </table:table-row>
        <table:table-row table:style-name="ro1">
          <table:table-cell office:value-type="string">
            <text:p>receive even payload i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combinations of the above :-)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Z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6">06/11/2008</text:date>, <text:time>13:2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1-06T12:58:36</meta:creation-date>
    <dc:date>2008-11-06T13:20:06</dc:date>
    <meta:editing-cycles>3</meta:editing-cycles>
    <meta:editing-duration>PT21M32S</meta:editing-duration>
    <meta:user-defined meta:name="Info 1"/>
    <meta:user-defined meta:name="Info 2"/>
    <meta:user-defined meta:name="Info 3"/>
    <meta:user-defined meta:name="Info 4"/>
    <meta:document-statistic meta:table-count="3" meta:cell-count="24"/>
  </office:meta>
</office:document-meta>
</file>